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fo:text-align="start" style:justify-single-word="false"/>
      <style:text-properties officeooo:rsid="001b0cc9" officeooo:paragraph-rsid="0021f03a"/>
    </style:style>
    <style:style style:name="P2" style:family="paragraph" style:parent-style-name="Standard">
      <style:paragraph-properties fo:line-height="200%" fo:text-align="start" style:justify-single-word="false"/>
      <style:text-properties officeooo:rsid="001b0cc9" officeooo:paragraph-rsid="001b0cc9"/>
    </style:style>
    <style:style style:name="P3" style:family="paragraph" style:parent-style-name="Standard">
      <style:paragraph-properties fo:line-height="200%" fo:text-align="start" style:justify-single-word="false"/>
      <style:text-properties officeooo:rsid="0021f03a" officeooo:paragraph-rsid="0021f03a"/>
    </style:style>
    <style:style style:name="P4" style:family="paragraph" style:parent-style-name="Standard">
      <style:paragraph-properties fo:line-height="200%"/>
      <style:text-properties officeooo:rsid="00172e6e" officeooo:paragraph-rsid="00172e6e"/>
    </style:style>
    <style:style style:name="P5" style:family="paragraph" style:parent-style-name="Standard">
      <style:paragraph-properties fo:line-height="200%" fo:text-align="center" style:justify-single-word="false"/>
      <style:text-properties officeooo:rsid="00172e6e" officeooo:paragraph-rsid="00172e6e"/>
    </style:style>
    <style:style style:name="P6" style:family="paragraph" style:parent-style-name="Standard">
      <style:paragraph-properties fo:line-height="200%" fo:text-align="start" style:justify-single-word="false"/>
      <style:text-properties officeooo:rsid="00172e6e" officeooo:paragraph-rsid="00172e6e"/>
    </style:style>
    <style:style style:name="P7" style:family="paragraph" style:parent-style-name="Standard">
      <style:paragraph-properties fo:line-height="200%" fo:text-align="start" style:justify-single-word="false"/>
      <style:text-properties officeooo:rsid="00225d8d" officeooo:paragraph-rsid="00225d8d"/>
    </style:style>
    <style:style style:name="P8" style:family="paragraph" style:parent-style-name="Standard">
      <style:paragraph-properties fo:line-height="200%" fo:text-align="start" style:justify-single-word="false"/>
      <style:text-properties officeooo:rsid="002457b4" officeooo:paragraph-rsid="002457b4"/>
    </style:style>
    <style:style style:name="T1" style:family="text">
      <style:text-properties officeooo:rsid="0018e873"/>
    </style:style>
    <style:style style:name="T2" style:family="text">
      <style:text-properties officeooo:rsid="001ea0fb"/>
    </style:style>
    <style:style style:name="T3" style:family="text">
      <style:text-properties officeooo:rsid="0023b2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leksandr Yardas</text:p>
      <text:p text:style-name="P4">Spn 217</text:p>
      <text:p text:style-name="P4">Yvette Aparicio</text:p>
      <text:p text:style-name="P5">Tarea para 9/28/17</text:p>
      <text:p text:style-name="P5"/>
      <text:p text:style-name="P6"><text:tab/>Escritura breve:</text:p>
      <text:p text:style-name="P1"><text:tab/>Timmerman <text:span text:style-name="T2">pasó mucho tiempo en soledad en la celda anterior y también en la celda de que escribe. Era cuando la guardia dejó abierta la mirilla que Timmerman comenzó a empujar contra la tortura y abuso. Él miró en a mirilla, que no era permitido, y vio la ojo de otro(a) preso que estaba haciendo el mismo. La vista de otra persona, aún si solo era un ojo, era la raiz de su sobrevive. Hubo dejado de todo syu esperanza entonces aún la contaca más pequeña con otra persona era suficiente para darle esperanza de nuevo. En mi opinion, la menaje de la lecture es que en la soledad todos de nuestros romperán, pero juntos podemos sobrevivir cualquiera cosa. Eso exlplica por qué las guardias separaron los presos, porque eso rumpió las conneciónes y las sentimientos de la resistencia.</text:span></text:p>
      <text:p text:style-name="P6"/>
      <text:p text:style-name="P6"/>
      <text:p text:style-name="P6"/>
      <text:p text:style-name="P6"/>
      <text:p text:style-name="P6"><text:tab/><text:span text:style-name="T1">Para usted, ¿cuáles son dos posibles mensajes de “Preso sin nombre, celda sin número”? Explique su respuesta y use ejemplos específicos del texto.</text:span></text:p>
      <text:p text:style-name="P6"/>
      <text:p text:style-name="P3"><text:span text:style-name="T3">La manta empapado y la colchón mojada representa la sentimiento de su soledad. Una cama debe estar cómodo, un lugar de donde regressarle, <text:s/>pero su cama está muy incomodo a causa de la empadada manta y la colchón mojada. No tiene un lugar para regressarle, está solo, sin sana y placer.</text:span></text:p>
      <text:p text:style-name="P7"/>
      <text:p text:style-name="P8"><text:soft-page-break/>El ojo del (la) otro(a) preso <text:s/>representa la esperanza de la gente. Los ojos son cómo vemos, sobrevivimos. Sin ojos, no podemos ver. Cuando Timmerman usa sus ojos para mirar en la mirilla, puede ver esperanza y libertad, un camino para sobrevivi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8T12:43:29.904419000</meta:creation-date>
    <dc:date>2017-09-29T14:12:41.915123000</dc:date>
    <meta:editing-duration>PT2H36M26S</meta:editing-duration>
    <meta:editing-cycles>10</meta:editing-cycles>
    <meta:generator>LibreOffice/5.2.5.1$MacOSX_X86_64 LibreOffice_project/0312e1a284a7d50ca85a365c316c7abbf20a4d22</meta:generator>
    <meta:print-date>2017-09-29T12:41:19.588152000</meta:print-date>
    <meta:document-statistic meta:table-count="0" meta:image-count="0" meta:object-count="0" meta:page-count="2" meta:paragraph-count="9" meta:word-count="266" meta:character-count="1535" meta:non-whitespace-character-count="1273"/>
  </office:meta>
</office:document-meta>
</file>